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ubtitle">
      <style:text-properties officeooo:rsid="00098e38" officeooo:paragraph-rsid="00098e38"/>
    </style:style>
    <style:style style:name="P2" style:family="paragraph" style:parent-style-name="Text_20_body">
      <style:text-properties officeooo:rsid="00098e38" officeooo:paragraph-rsid="00098e38"/>
    </style:style>
    <style:style style:name="P3" style:family="paragraph" style:parent-style-name="Text_20_body">
      <style:text-properties officeooo:rsid="000a94b9" officeooo:paragraph-rsid="000a94b9"/>
    </style:style>
    <style:style style:name="P4" style:family="paragraph" style:parent-style-name="Title">
      <style:text-properties officeooo:rsid="00098e38" officeooo:paragraph-rsid="00098e38"/>
    </style:style>
    <style:style style:name="P5" style:family="paragraph" style:parent-style-name="Text_20_body">
      <style:text-properties officeooo:rsid="000a94b9" officeooo:paragraph-rsid="000a94b9"/>
    </style:style>
    <style:style style:name="P6" style:family="paragraph" style:parent-style-name="Text_20_body">
      <style:text-properties officeooo:rsid="000cc640" officeooo:paragraph-rsid="000cc640"/>
    </style:style>
    <style:style style:name="T1" style:family="text">
      <style:text-properties officeooo:rsid="000d7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mote Antenna Management</text:p>
      <text:p text:style-name="P1">Setting up pizero-w</text:p>
      <text:p text:style-name="P2">The first thing you need to do is to load an operating system on to the sd card.</text:p>
      <text:p text:style-name="P2"><text:tab/><text:a xlink:type="simple" xlink:href="https://www.raspberrypi.org/documentation/installation/installing-images/" text:style-name="Internet_20_link" text:visited-style-name="Visited_20_Internet_20_Link">https://www.raspberrypi.org/documentation/installation/installing-images/</text:a></text:p>
      <text:p text:style-name="P2">I recommend using an sd card that is suitable for HD video as I have experienced failure due to corruption of files with early sd cards.</text:p>
      <text:p text:style-name="P3">When you have the pi up and operating the next thing is to configure the pi to connect to your local wifi network.</text:p>
      <text:p text:style-name="P3"><text:tab/><text:a xlink:type="simple" xlink:href="https://www.raspberrypi.org/forums/viewtopic.php?t=184651" text:style-name="Internet_20_link" text:visited-style-name="Visited_20_Internet_20_Link">https://www.raspberrypi.org/forums/viewtopic.php?t=184651</text:a></text:p>
      <text:p text:style-name="P3">To test if this is working use the web browser on the pi screen to see if you can connect to your favourite web site. </text:p>
      <text:p text:style-name="P6">Next is to install “node.js”. <text:s/>This application is the one which allows us to serve a web page and allows us to control the various devices. <text:s/>A very good tutorial on doing just this is available:-</text:p>
      <text:p text:style-name="P6"><text:a xlink:type="simple" xlink:href="https://www.w3schools.com/nodejs/nodejs_raspberrypi.asp" text:style-name="Internet_20_link" text:visited-style-name="Visited_20_Internet_20_Link">https://www.w3schools.com/nodejs/nodejs_raspberrypi.asp</text:a></text:p>
      <text:p text:style-name="P6">The above site is a great learning site for all types of programming hints in HTML, JavaScript and the like. <text:s/><text:span text:style-name="T1">This site also covers the first two steps as well as covering the hardware of the pi’s GPIO connector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ampbell</meta:initial-creator>
    <meta:creation-date>2021-04-05T13:33:50.147171751</meta:creation-date>
    <dc:date>2021-04-06T21:57:57.474539789</dc:date>
    <dc:creator>Bob Campbell</dc:creator>
    <meta:editing-duration>PT10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76" meta:character-count="1087" meta:non-whitespace-character-count="916"/>
  </office:meta>
</office:document-meta>
</file>